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Standard">
      <style:paragraph-properties fo:break-before="page"/>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text-properties officeooo:paragraph-rsid="004d2852"/>
    </style:style>
    <style:style style:name="P11" style:family="paragraph" style:parent-style-name="Tesis-Normal">
      <style:text-properties officeooo:paragraph-rsid="004d8cc5"/>
    </style:style>
    <style:style style:name="P12" style:family="paragraph" style:parent-style-name="Tesis-Normal">
      <style:text-properties officeooo:paragraph-rsid="0057d0bb"/>
    </style:style>
    <style:style style:name="P13" style:family="paragraph" style:parent-style-name="Tesis-Normal">
      <style:text-properties fo:font-style="normal" style:text-underline-style="none" fo:font-weight="normal" officeooo:paragraph-rsid="005a186c" style:font-style-asian="normal" style:font-weight-asian="normal" style:font-style-complex="normal" style:font-weight-complex="normal"/>
    </style:style>
    <style:style style:name="P14" style:family="paragraph" style:parent-style-name="Tesis-Normal">
      <style:text-properties officeooo:paragraph-rsid="0059393a"/>
    </style:style>
    <style:style style:name="P15" style:family="paragraph" style:parent-style-name="Tesis-Normal">
      <style:text-properties officeooo:paragraph-rsid="005b0cbe"/>
    </style:style>
    <style:style style:name="P16" style:family="paragraph" style:parent-style-name="Tesis-Normal">
      <style:text-properties officeooo:rsid="004f2dc0" officeooo:paragraph-rsid="004f2dc0"/>
    </style:style>
    <style:style style:name="P17" style:family="paragraph" style:parent-style-name="Tesis-Normal">
      <style:text-properties officeooo:rsid="0059393a" officeooo:paragraph-rsid="0059393a"/>
    </style:style>
    <style:style style:name="P18" style:family="paragraph" style:parent-style-name="Tesis-Normal">
      <style:text-properties officeooo:paragraph-rsid="005ff71d"/>
    </style:style>
    <style:style style:name="P19" style:family="paragraph" style:parent-style-name="Tesis-Normal">
      <style:text-properties officeooo:paragraph-rsid="00611373"/>
    </style:style>
    <style:style style:name="P20" style:family="paragraph" style:parent-style-name="Tesis-Normal">
      <style:text-properties officeooo:paragraph-rsid="00634184"/>
    </style:style>
    <style:style style:name="P21" style:family="paragraph" style:parent-style-name="Tesis-Normal">
      <style:text-properties officeooo:rsid="00641e23" officeooo:paragraph-rsid="00641e23"/>
    </style:style>
    <style:style style:name="P22" style:family="paragraph" style:parent-style-name="Tesis-Normal">
      <style:text-properties officeooo:rsid="00668401" officeooo:paragraph-rsid="00668401"/>
    </style:style>
    <style:style style:name="P23" style:family="paragraph" style:parent-style-name="Tesis-Normal">
      <style:text-properties officeooo:rsid="00670315" officeooo:paragraph-rsid="00670315"/>
    </style:style>
    <style:style style:name="P24" style:family="paragraph" style:parent-style-name="Tesis-Normal">
      <style:text-properties officeooo:rsid="00611373" officeooo:paragraph-rsid="00611373"/>
    </style:style>
    <style:style style:name="P25" style:family="paragraph" style:parent-style-name="Tesis-Normal">
      <style:text-properties fo:font-weight="bold" officeooo:rsid="00634184" officeooo:paragraph-rsid="00634184" style:font-weight-asian="bold" style:font-weight-complex="bold"/>
    </style:style>
    <style:style style:name="P26" style:family="paragraph" style:parent-style-name="Tesis-Normal">
      <style:text-properties officeooo:rsid="00634184" officeooo:paragraph-rsid="00634184"/>
    </style:style>
    <style:style style:name="P27" style:family="paragraph" style:parent-style-name="Bibliography_20_1">
      <style:text-properties fo:font-style="normal" style:font-style-asian="normal"/>
    </style:style>
    <style:style style:name="P28" style:family="paragraph" style:parent-style-name="Contents_20_1">
      <style:paragraph-properties>
        <style:tab-stops>
          <style:tab-stop style:position="14.501cm" style:type="right" style:leader-style="dotted" style:leader-text="."/>
        </style:tab-stops>
      </style:paragraph-properties>
    </style:style>
    <style:style style:name="P29" style:family="paragraph" style:parent-style-name="Contents_20_2">
      <style:paragraph-properties>
        <style:tab-stops>
          <style:tab-stop style:position="14.501cm" style:type="right" style:leader-style="dotted" style:leader-text="."/>
        </style:tab-stops>
      </style:paragraph-properties>
    </style:style>
    <style:style style:name="P30" style:family="paragraph" style:parent-style-name="Contents_20_3">
      <style:paragraph-properties>
        <style:tab-stops>
          <style:tab-stop style:position="14.501cm" style:type="right" style:leader-style="dotted" style:leader-text="."/>
        </style:tab-stops>
      </style:paragraph-properties>
    </style:style>
    <style:style style:name="P31" style:family="paragraph" style:parent-style-name="Tesis-SeccionNumerada">
      <style:paragraph-properties fo:break-before="page"/>
    </style:style>
    <style:style style:name="P32" style:family="paragraph" style:parent-style-name="Contents_20_Heading" style:master-page-name="Index">
      <style:paragraph-properties style:page-number="auto"/>
    </style:style>
    <style:style style:name="P33" style:family="paragraph" style:parent-style-name="Tesis-SubSubSeccionNumerada">
      <style:text-properties officeooo:rsid="0051fd16"/>
    </style:style>
    <style:style style:name="P34" style:family="paragraph" style:parent-style-name="Tesis-SubSubSeccionNumerada">
      <style:text-properties officeooo:rsid="00535f7a"/>
    </style:style>
    <style:style style:name="P35" style:family="paragraph" style:parent-style-name="Tesis-SubSubSeccionNumerada">
      <style:text-properties officeooo:rsid="0055140e"/>
    </style:style>
    <style:style style:name="P36" style:family="paragraph" style:parent-style-name="Tesis-SubSeccionNumerada">
      <style:text-properties officeooo:rsid="0059393a"/>
    </style:style>
    <style:style style:name="P37" style:family="paragraph" style:parent-style-name="Tesis-Normal" style:master-page-name="Standard">
      <style:paragraph-properties style:page-number="1"/>
    </style:style>
    <style:style style:name="P38" style:family="paragraph" style:parent-style-name="Tesis-Normal">
      <style:paragraph-properties fo:margin-left="0cm" fo:margin-right="0cm" fo:text-indent="1.191cm" style:auto-text-indent="false"/>
      <style:text-properties officeooo:paragraph-rsid="006cf212"/>
    </style:style>
    <style:style style:name="P39" style:family="paragraph" style:parent-style-name="Tesis-Normal">
      <style:paragraph-properties fo:margin-left="0cm" fo:margin-right="0cm" fo:text-indent="1.191cm" style:auto-text-indent="false"/>
      <style:text-properties fo:font-variant="normal" fo:text-transform="none" style:text-position="0% 100%" fo:font-style="normal" style:text-underline-style="none" fo:font-weight="normal" officeooo:paragraph-rsid="006f8e32"/>
    </style:style>
    <style:style style:name="P40" style:family="paragraph" style:parent-style-name="Tesis-Normal">
      <style:text-properties officeooo:paragraph-rsid="006cf212"/>
    </style:style>
    <style:style style:name="P41" style:family="paragraph" style:parent-style-name="Tesis-Normal">
      <style:text-properties officeooo:paragraph-rsid="006d69e0"/>
    </style:style>
    <style:style style:name="P42" style:family="paragraph" style:parent-style-name="Tesis-Normal">
      <style:text-properties officeooo:paragraph-rsid="006db1c4"/>
    </style:style>
    <style:style style:name="P43" style:family="paragraph" style:parent-style-name="Standard" style:master-page-name="Standard">
      <style:paragraph-properties fo:text-align="center" style:justify-single-word="false" style:page-number="auto"/>
    </style:style>
    <style:style style:name="T1" style:family="text">
      <style:text-properties fo:font-style="normal" style:font-style-asian="normal"/>
    </style:style>
    <style:style style:name="T2" style:family="text">
      <style:text-properties style:text-position="super 58%"/>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57d0bb"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634184" style:font-style-asian="italic" style:font-weight-asian="bold" style:font-style-complex="italic" style:font-weight-complex="bold"/>
    </style:style>
    <style:style style:name="T7" style:family="text">
      <style:text-properties officeooo:rsid="0014545f"/>
    </style:style>
    <style:style style:name="T8" style:family="text">
      <style:text-properties officeooo:rsid="001d1f98"/>
    </style:style>
    <style:style style:name="T9" style:family="text">
      <style:text-properties officeooo:rsid="003a37fc"/>
    </style:style>
    <style:style style:name="T10" style:family="text">
      <style:text-properties officeooo:rsid="0040e522"/>
    </style:style>
    <style:style style:name="T11" style:family="text">
      <style:text-properties officeooo:rsid="004d2852"/>
    </style:style>
    <style:style style:name="T12" style:family="text">
      <style:text-properties officeooo:rsid="004d8cc5"/>
    </style:style>
    <style:style style:name="T13" style:family="text">
      <style:text-properties officeooo:rsid="004f2dc0"/>
    </style:style>
    <style:style style:name="T14" style:family="text">
      <style:text-properties officeooo:rsid="0057d0bb"/>
    </style:style>
    <style:style style:name="T15" style:family="text">
      <style:text-properties fo:font-weight="bold" officeooo:rsid="005a186c" style:font-weight-asian="bold" style:font-weight-complex="bold"/>
    </style:style>
    <style:style style:name="T16" style:family="text">
      <style:text-properties officeooo:rsid="0059393a"/>
    </style:style>
    <style:style style:name="T17" style:family="text">
      <style:text-properties officeooo:rsid="005a186c"/>
    </style:style>
    <style:style style:name="T18" style:family="text">
      <style:text-properties officeooo:rsid="005b0cbe"/>
    </style:style>
    <style:style style:name="T19" style:family="text">
      <style:text-properties officeooo:rsid="005cd6df"/>
    </style:style>
    <style:style style:name="T20" style:family="text">
      <style:text-properties officeooo:rsid="005ff71d"/>
    </style:style>
    <style:style style:name="T21" style:family="text">
      <style:text-properties officeooo:rsid="00611373"/>
    </style:style>
    <style:style style:name="T22" style:family="text">
      <style:text-properties officeooo:rsid="00634184"/>
    </style:style>
    <style:style style:name="T23" style:family="text">
      <style:text-properties officeooo:rsid="00648052"/>
    </style:style>
    <style:style style:name="T24" style:family="text">
      <style:text-properties officeooo:rsid="0065342c"/>
    </style:style>
    <style:style style:name="T25" style:family="text">
      <style:text-properties officeooo:rsid="006cf212"/>
    </style:style>
    <style:style style:name="T26" style:family="text">
      <style:text-properties officeooo:rsid="006d69e0"/>
    </style:style>
    <style:style style:name="T27" style:family="text">
      <style:text-properties officeooo:rsid="006db1c4"/>
    </style:style>
    <style:style style:name="T28" style:family="text">
      <style:text-properties officeooo:rsid="006f8e32"/>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263584584" text:id="ct263584584">
          <text:deletion>
            <office:change-info>
              <dc:creator>Eduardo Zamudio</dc:creator>
              <dc:date>2013-03-20T23:16:00</dc:date>
            </office:change-info>
            <text:p text:style-name="Tesis-Normal"><text:s/></text:p>
          </text:deletion>
        </text:changed-region>
        <text:changed-region xml:id="ct263584064" text:id="ct263584064">
          <text:deletion>
            <office:change-info>
              <dc:creator>Eduardo Zamudio</dc:creator>
              <dc:date>2013-03-20T23:17:00</dc:date>
            </office:change-info>
            <text:p text:style-name="Tesis-Normal"><text:s/></text:p>
          </text:deletion>
        </text:changed-region>
        <text:changed-region xml:id="ct263584896" text:id="ct263584896">
          <text:deletion>
            <office:change-info>
              <dc:creator>Eduardo Zamudio</dc:creator>
              <dc:date>2013-03-20T23:19:00</dc:date>
            </office:change-info>
            <text:p text:style-name="Tesis-Normal"><text:s/></text:p>
          </text:deletion>
        </text:changed-region>
        <text:changed-region xml:id="ct263586248" text:id="ct263586248">
          <text:deletion>
            <office:change-info>
              <dc:creator>Eduardo Zamudio</dc:creator>
              <dc:date>2013-03-20T23:20:00</dc:date>
            </office:change-info>
            <text:p text:style-name="Tesis-Normal"><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7">u</text:span>suarios <text:span text:style-name="T7">finales en</text:span> Business Intelligence,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8"/>
      <text:p text:style-name="P8">Agradecimiento</text:p>
      <text:p text:style-name="P8">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8">Reconocimiento</text:p>
      <text:p text:style-name="P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text:p>
          </text:index-title>
          <text:p text:style-name="P28">Capitulo 1 - Introducción<text:tab/>1</text:p>
          <text:p text:style-name="P28">Capitulo 2 - Objetivos<text:tab/>2</text:p>
          <text:p text:style-name="P29">Objetivo general<text:tab/>2</text:p>
          <text:p text:style-name="P29">Objetivos específicos<text:tab/>2</text:p>
          <text:p text:style-name="P28">Capitulo 3 - Estado del Arte<text:tab/>3</text:p>
          <text:p text:style-name="P29">3.1 Business Intelligence (BI)<text:tab/>3</text:p>
          <text:p text:style-name="P30">3.1.1 Implementación de la BI<text:tab/>3</text:p>
          <text:p text:style-name="P30">3.1.2 Minería de datos (Data Mining)<text:tab/>3</text:p>
          <text:p text:style-name="P30">3.1.3 Data Warehouse<text:tab/>3</text:p>
          <text:p text:style-name="P30">3.1.4 OLAP<text:tab/>3</text:p>
          <text:p text:style-name="P30">3.1.5 Tablero de Control (TdeC)<text:tab/>3</text:p>
          <text:p text:style-name="P29">3.2 Modelos de capacitación<text:tab/>3</text:p>
          <text:p text:style-name="P30">3.2.1 Educación Virtual<text:tab/>4</text:p>
          <text:p text:style-name="P30">3.2.2 Educación a Distancia<text:tab/>4</text:p>
          <text:p text:style-name="P30">3.2.3 E- Learning<text:tab/>5</text:p>
          <text:p text:style-name="P29">3.3 Formación Pedagógica<text:tab/>6</text:p>
          <text:p text:style-name="P28">Capitulo 5 - Solución Propuesta<text:tab/>10</text:p>
          <text:p text:style-name="P28">Capitulo 6 - Prueba Experimental<text:tab/>11</text:p>
          <text:p text:style-name="P28">Capitulo 7 - Conclusiones<text:tab/>12</text:p>
          <text:p text:style-name="P28">Bibliografía<text:tab/>13</text:p>
        </text:index-body>
      </text:table-of-content>
      <text:p text:style-name="P37"/>
      <text:list xml:id="list8235005689261197007" text:style-name="Numbering_20_1">
        <text:list-header>
          <text:h text:style-name="Tesis-SeccionNumerada" text:outline-level="1">Capitulo 1 - Introducción</text:h>
        </text:list-header>
      </text:list>
      <text:p text:style-name="Tesis-Normal">Business Intelligence <text:span text:style-name="T7">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7">é</text:span> tan bien conozca a sus clientes, <text:s/>qu<text:span text:style-name="T7">é</text:span> tan bien entienda sus procesos internos y qu<text:span text:style-name="T7">é</text:span> tan efectivo sea para realizar todas sus <text:change text:change-id="ct263584584"/>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263584064"/>tenga la información una empresa, ésta se vuelve más valiosa. </text:p>
      <text:p text:style-name="Tesis-Normal">Cuando un departamento de marketing, <text:span text:style-name="T10">comercializacion, producción, ventas, etc.</text:span>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263584896"/>instantáneo a datos de tendencias, se puede dar un giro en una dirección que desemboque<text:change text:change-id="ct263586248"/> en unas ganancias elevadas para la empresa. Esto es solo por citar algunos ejemplos de la importancia de la información actualizada., organizada, enfocada y disponible en todo momento.</text:p>
      <text:list xml:id="list28338725" text:continue-numbering="true" text:style-name="Numbering_20_1">
        <text:list-header>
          <text:h text:style-name="P31" text:outline-level="1">Capitulo 2 - Objetivos</text:h>
          <text:list>
            <text:list-header>
              <text:h text:style-name="Tesis-SubSeccionNumerada" text:outline-level="2">Objetivo <text:span text:style-name="T7">g</text:span>eneral</text:h>
            </text:list-header>
          </text:list>
        </text:list-header>
      </text:list>
      <text:p text:style-name="Tesis-Normal">Se diseñará un modelo de capacitación y se desarrollará una propuesta de material didáctico para los usuarios en BI.</text:p>
      <text:list xml:id="list28345192" text:continue-numbering="true" text:style-name="Numbering_20_1">
        <text:list-item>
          <text:list>
            <text:list-header>
              <text:h text:style-name="Tesis-SubSeccionNumerada" text:outline-level="2">Objetivos <text:span text:style-name="T8">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determinar las alternativas de aplicación de la capacitación a los usuarios.</text:p>
      <text:p text:style-name="Tesis-Normal">•<text:tab/>Aplicar métodos orientados al 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28321192" text:continue-numbering="true" text:style-name="Numbering_20_1">
        <text:list-header>
          <text:h text:style-name="P31" text:outline-level="1">Capitulo 3 - Estado del Arte</text:h>
          <text:list text:continue-numbering="true">
            <text:list-header>
              <text:h text:style-name="Tesis-SubSeccionNumerada" text:outline-level="2">3.1 Business Intelligence (BI)</text:h>
            </text:list-header>
          </text:list>
        </text:list-header>
      </text:list>
      <text:p text:style-name="P38"><text:span text:style-name="T25">BI es el término que caracteriza una amplia variedad de tecnologías, plataformas de software, especificaciones de aplicaciones y procesos. <text:s/>El objetivo <text:s/>primario de la BI es contribuir a tomar decisiones que mejoren el desempeño de la organización y promover su ventaja competitiva en el mercado. </text:span></text:p>
      <text:p text:style-name="P38"><text:span text:style-name="T25">En el caso de los Organismos públicos garantizan la calidad de vida de la sociedad. BI faculta a la organización a tomar decisiones, a ahorrar tiempo y provee confiabilidad y precisión. Este concepto requiere que se lo analice desde tres perspectivas: 1)La toma de decisiones en menor tiempo, 2) confiabilidad y precisión, 3)convención de datos en información.</text:span></text:p>
      <text:p text:style-name="P38"><text:span text:style-name="T25">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 </text:span></text:p>
      <text:p text:style-name="P38"><text:span text:style-name="T25">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span></text:p>
      <text:list xml:id="list28335505" text:continue-numbering="true" text:style-name="Numbering_20_1">
        <text:list-header>
          <text:h text:style-name="Tesis-SubSubSeccionNumerada" text:outline-level="3"><text:soft-page-break/>3.1.1 Implementación de la BI</text:h>
        </text:list-header>
      </text:list>
      <text:p text:style-name="P39"><text:span text:style-name="T28">La implementación de un Sistema de BI debe considerar los posibles tipos de usuarios potenciales, y como algo más importante, la alineación con la estrategia de negocios. La BI debe servir para cambiar la forma en que la empresa realiza sus actividades, mejorando sus procesos, y tomando decisiones de acuerdo a la data e información obtenida. Otro aspecto fundamental es contar con un esquema inicial, el cual está formado por el planeamiento y la ejecución de las siguientes funciones: negocios, organización, funcionalidad, e infraestructura.</text:span></text:p>
      <text:p text:style-name="P39"><text:span text:style-name="T28">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Tecnología de la Información (IT), y los socios comerciales. </text:span></text:p>
      <text:list xml:id="list28336075" text:continue-numbering="true" text:style-name="Numbering_20_1">
        <text:list-header>
          <text:h text:style-name="Tesis-SubSubSeccionNumerada" text:outline-level="3">3.1.2 Minería de datos (Data Mining)</text:h>
        </text:list-header>
      </text:list>
      <text:p text:style-name="Tesis-Normal"/>
      <text:list xml:id="list28346735" text:continue-numbering="true" text:style-name="Numbering_20_1">
        <text:list-header>
          <text:h text:style-name="Tesis-SubSubSeccionNumerada" text:outline-level="3">3.1.3 Data Warehouse</text:h>
        </text:list-header>
      </text:list>
      <text:p text:style-name="P40"><text:span text:style-name="T25">El término Datawarehouse es una colección de datos orientados a temas, integrados, variable en el tiempo y no volátil que ayudan al proceso de toma de decisiones gerenciales.</text:span></text:p>
      <text:p text:style-name="P40"><text:span text:style-name="T25">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text:span><text:soft-page-break/><text:span text:style-name="T25">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span></text:p>
      <text:list xml:id="list28324105" text:continue-numbering="true" text:style-name="Numbering_20_1">
        <text:list-header>
          <text:h text:style-name="Tesis-SubSubSeccionNumerada" text:outline-level="3">3.1.4 OLAP</text:h>
        </text:list-header>
      </text:list>
      <text:p text:style-name="P41"><text:span text:style-name="T26">El término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Business Performance Management,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span></text:p>
      <text:list xml:id="list28339292" text:continue-numbering="true" text:style-name="Numbering_20_1">
        <text:list-header>
          <text:h text:style-name="Tesis-SubSubSeccionNumerada" text:outline-level="3">3.1.5 Tablero de Control (TdeC)</text:h>
        </text:list-header>
      </text:list>
      <text:p text:style-name="P42"><text:span text:style-name="T27">El término[4]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span></text:p>
      <text:p text:style-name="P42"><text:span text:style-name="T27">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span></text:p>
      <text:p text:style-name="P42"><text:soft-page-break/><text:span text:style-name="T27">Para la búsqueda de información de los organismos públicos, el tablero de control de la Provincia de Misiones; y para las organizaciones privadas, se buscará información de las grandes organizaciones de la provincia, relevada en el proyecto de Investigación.-</text:span></text:p>
      <text:list xml:id="list28345577" text:continue-numbering="true" text:style-name="Numbering_20_1">
        <text:list-header>
          <text:h text:style-name="Tesis-SubSeccionNumerada" text:outline-level="2">3.2 M<text:span text:style-name="T9">odelos</text:span> <text:span text:style-name="T9">de</text:span> <text:span text:style-name="T9">capacitación</text:span></text:h>
        </text:list-header>
      </text:list>
      <text:p text:style-name="P10"><text:span text:style-name="T11">Un modelo de capacitación </text:span><text:span text:style-name="T12">está vinculado con el proceso de aprendizaje y formación personal. Como eje fundamental de la capacitación es aumentar la capacidad de las personas, integrando técnicas didácticas y pedagógicas para el </text:span><text:span text:style-name="T12">desarrollo del mismo.</text:span></text:p>
      <text:p text:style-name="P11"><text:span text:style-name="T12">Est</text:span><text:span text:style-name="T13">e </text:span><text:span text:style-name="T12">proceso </text:span><text:span text:style-name="T13">se convierte en materia de enseñanza y aprendizaje, siguiendo lineas pedagógicas para lograr interacción entre la educación y el trabajo.</text:span></text:p>
      <text:p text:style-name="P16">Los planes de formación de personas son fundamentales para el crecimiento, no solo personal sino también aplicarlos a los procesos de información para el crecimiento de la organización, con la idea de obtener otros resultados con el cual buscamos insertar en este criterio de capacitación.</text:p>
      <text:list xml:id="list28342499" text:continue-numbering="true" text:style-name="Numbering_20_1">
        <text:list-header>
          <text:h text:style-name="P33" text:outline-level="3">3.2.1 Educación Virtual</text:h>
        </text:list-header>
      </text:list>
      <text:p text:style-name="P21">La educación virtual facilita el manejo de la información y de los contenidos del tema que se quiere tratar y está mediada por la tecnologías de la información y la comunicación. La educación virtual es una oportunidad de aprendizaje que se acomoda al tiempo y necesidad del alumno.</text:p>
      <text:p text:style-name="P22">La educación virtual aprende de forma más activa, recibe la instrucción del profesor, realiza búsqueda de información en la web.</text:p>
      <text:p text:style-name="P23">Tiempo: El factor tiempo ya no será una limitación; la enseñanza dependerá del tiempo que le dedique el alumno.</text:p>
      <text:p text:style-name="P23"><text:soft-page-break/>Espacio: El factor distancia ya no será una limitación; el alumno puede participar en la enseñanza sin necesidad de estar presente en el espacio físico.</text:p>
      <text:p text:style-name="P23">Evaluación: No existe un modelo pedagógico de la formas de diseñar y llevar a la práctica un proceso de enseñanza y de aprendizaje. </text:p>
      <text:list xml:id="list28331146" text:continue-numbering="true" text:style-name="Numbering_20_1">
        <text:list-header>
          <text:h text:style-name="P34" text:outline-level="3">3.2.2 Educación a Distancia</text:h>
        </text:list-header>
      </text:list>
      <text:p text:style-name="P18"><text:span text:style-name="T20">La utilización de </text:span><text:span text:style-name="T19">tecnologías de información, </text:span><text:span text:style-name="T20">para </text:span><text:span text:style-name="T19">la </text:span><text:span text:style-name="T20">formación</text:span><text:span text:style-name="T19"> a través de </text:span><text:span text:style-name="T20">Internet</text:span><text:span text:style-name="T19"> como instrumento de enseñanza, </text:span><text:span text:style-name="T20">aprendizaje y capacitación. La educación a distancia representa un modelo de educación donde separa al alumno y al maestro del </text:span><text:span text:style-name="T20">contacto directo para llevar a cabo su aprendizaje.</text:span></text:p>
      <text:p text:style-name="P19"><text:span text:style-name="T21">Este modelo espera que el alumno realice sus actividades de forma independiente y responsable. El curso debe contar con herramientas y materiales que contengan conceptos </text:span><text:span text:style-name="T23">pedagógicos</text:span><text:span text:style-name="T21"> de enseñanza.</text:span></text:p>
      <text:p text:style-name="P24">Es una solución para aquellas personas que no pueden desplazarse de un lugar a otro con el fin de capacitarse o aumentar su aprendizaje.</text:p>
      <text:p text:style-name="P25">¿Cómo se realiza la Educación a Distancia?</text:p>
      <text:p text:style-name="P26">Se utilizan varios <text:s/>medios electrónicos para enviar o recibir los materiales de apoyo para la Educación a Distancia. Se determina los medios más convenientes, y que mejor se adapten a sus posibilidades. Los medios se pueden ser:</text:p>
      <text:p text:style-name="P20"><text:span text:style-name="T6">Voz:</text:span><text:span text:style-name="T22"> Las herramientas educativas relacionadas con la voz se pueden ser <text:s/>interactivas, como el teléfono, audioconferencia, y <text:s/>las pasivas correo electrónico con voz y radio de onda corta. Las herramientas interactiva permiten la comunicación simultánea de enviar y recibir, en tanto que en las pasivas el alumno solamente recibe el mensaje y no puede contestarlo en ese momento.</text:span></text:p>
      <text:p text:style-name="P20"><text:span text:style-name="T6">Video:</text:span><text:span text:style-name="T22"> </text:span><text:span text:style-name="T24">Son herramientas como</text:span><text:span text:style-name="T22"> las presentaciones (sliders shows, power point, </text:span><text:soft-page-break/><text:span text:style-name="T22">presentaciones animadas, etc.), las imágenes con movimiento filmadas (películas, videos, películas digitalizadas, etc.) y las imágenes con movimiento transmitidas en tiempo real. Actualmente, las teleconferencias o videoconferencias son muy utilizadas para el desarrollo de la capacitación.</text:span></text:p>
      <text:list xml:id="list28330385" text:continue-numbering="true" text:style-name="Numbering_20_1">
        <text:list-header>
          <text:h text:style-name="P35" text:outline-level="3">3.2.3 E- Learning</text:h>
        </text:list-header>
      </text:list>
      <text:p text:style-name="P13"><text:span text:style-name="T17">El E-learning se refiere a la capacitación o enseñanza online, a través de </text:span><text:span text:style-name="T17">Internet . El termino tiene como significados Aprendizaje electrónico, en inglés Electronic Learning, lo cual lo han simplificado al termino </text:span><text:span text:style-name="T15">E-learning.</text:span></text:p>
      <text:p text:style-name="P15"><text:span text:style-name="T5">Mejorar la calidad del aprendizaje:</text:span><text:span text:style-name="T14"> La innovación en los materiales didácticos sirve para mejorar la enseñanza presencial tradicional, que ha sido durante siglos el modelo de enseñanza seguido por la humanidad. </text:span></text:p>
      <text:p text:style-name="P15"><text:span text:style-name="T18">P</text:span><text:span text:style-name="T14">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text:span><text:span text:style-name="T14">Las posibilidades que abre esta nueva vía de enseñanza son extraordinarias. </text:span></text:p>
      <text:p text:style-name="P12"><text:span text:style-name="T5">Facilitar el acceso a la educación y a la formación:</text:span><text:span text:style-name="T14"> Las Enseñanzas a Distancia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text:span></text:p>
      <text:list xml:id="list28317313" text:continue-numbering="true" text:style-name="Numbering_20_1">
        <text:list-header>
          <text:h text:style-name="P36" text:outline-level="2"><text:soft-page-break/>3.3 Formación Pedagógica</text:h>
        </text:list-header>
      </text:list>
      <text:p text:style-name="P17"><text:s/>Exposiones Orales: 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grandes) grupos de personas. Para estos debates, la exposición tiene la función de proveer el argumento inicial.</text:p>
      <text:p text:style-name="P17">Por eso, la exposición oral es algo más que un formato de comunicación para uso académico: es una herramienta crucial para el éxito en la vida. No sólo en la Universidad, sino también en ambientes laborales, corporativos o de otra índole, la exposición hace parte de procesos colectivos de construcción de opinión y de toma de decisiones.</text:p>
      <text:p text:style-name="P17">Dado que el debate es un evento colectivo, el éxito de una exposición no depende sólo del <text:s/>expositor: también el auditorio tiene que conocer el tema y prepararse para el debate. Inversamente, un buen expositor no es sólo aquel que sabe expresar oralmente sus ideas, sino también aquel que escucha con atención y respeto a sus interlocutores. Tampoco basta entonces ser elocuente: es preciso tener en cuenta las diferentes posiciones y saber atender a las observaciones y las críticas.</text:p>
      <text:p text:style-name="P17"><text:span text:style-name="T4">La forma de la exposición:</text:span> 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se asemeja al trabajo de seminario o al artículo <text:soft-page-break/>especializado.</text:p>
      <text:p text:style-name="P17">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las siguientes recomendaciones de carácter formal.</text:p>
      <text:p text:style-name="P14"><text:span text:style-name="T16">TIEMPO: Una buena exposición deja tiempo suficiente para el debate de </text:span><text:span text:style-name="T16">seminario que la sigue. Por eso no tiene por qué durar más de 20 minutos (si es más larga, revísela). Distribuya de modo adecuado las partes del discurso introducción, </text:span><text:span text:style-name="T16">desarrollo del tema, conclusiones en ese lapso.</text:span></text:p>
      <text:p text:style-name="P17">TONO DE VOZ: Las personas tienen una capacidad limitada de atención: se distraen si se les habla siempre al mismo ritmo y con el mismo tono de voz. Aprenda 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17">EXPRESIÓN CORPORAL: Un buen expositor es un “actor en escena”: Permita que su cuerpo le colabore a 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p>
      <text:p text:style-name="P17"><text:soft-page-break/>COHERENCIA EXPOSITIVA: Prepare concienzudamente el tema y desarrolle de manera ordenada y convincente los argumentos.</text:p>
      <text:p text:style-name="P17">Arme un plan de trabajo que le permita: </text:p>
      <text:p text:style-name="P17">1) Enunciar a manera de preámbulo los objetivos de la exposición y del debate subsiguiente;</text:p>
      <text:p text:style-name="P17">2) Plantear el problema;</text:p>
      <text:p text:style-name="P17">3) Desarrollar los puntos clave de la argumentación;</text:p>
      <text:p text:style-name="P17">4) Explicar su propia posición con respecto al problema planteado;</text:p>
      <text:p text:style-name="P14"><text:span text:style-name="T16">5) Hacer una recapitulación que sirva como apertura para el debate. Evite las </text:span><text:span text:style-name="T16">muletillas, los rellenos y las repeticiones innecesarias: este tipo de fallos no sólo entorpecen la exposición sino que enturbian la claridad de la argumentación.</text:span></text:p>
      <text:p text:style-name="P17">USO DE AYUDAS AUDIOVISUALES: Como su nombre lo indica, las ayudas 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17">Verifique que las ayudas audiovisuales utilizadas brinden una adecuada 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p>
      <text:p text:style-name="P17">NO PIERDA SU PÚBLICO: Mientras expone, mantenga despierta y fresca la atención de su audiencia haciendo los puentes y las transiciones que sean convenientes para enlazar las diferentes partes del discurso. Dado que las personas <text:soft-page-break/>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p text:style-name="P17"/>
      <text:list xml:id="list28319709" text:continue-numbering="true" text:style-name="Numbering_20_1">
        <text:list-header>
          <text:h text:style-name="P31" text:outline-level="1">Capitulo 5 - Solución Propuesta</text:h>
          <text:h text:style-name="P31" text:outline-level="1">Capitulo 6 - Prueba Experimental</text:h>
          <text:h text:style-name="P31" text:outline-level="1">Capitulo 7 - Conclusiones</text:h>
          <text:h text:style-name="P31" text:outline-level="1">Bibliografía</text:h>
        </text:list-header>
      </text:list>
      <text:section text:style-name="Sect1" text:name="ZOTERO_BIBL {&quot;custom&quot;:[]} CSL_BIBLIOGRAPHY RNDA2OmfVQ6UB">
        <text:p text:style-name="Bibliography_20_1">[1]<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2">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3">Propuesta de un modelo de capacitación y desarrollo al <text:s/>personal docente. Universidad Nacional de Misiones.</text:span><text:span text:style-name="T1"> .</text:span></text:p>
        <text:p text:style-name="Bibliography_20_1"><text:span text:style-name="T1">[10]<text:tab/></text:span><text:span text:style-name="T3">HARMON, S. W. y JONES, M. G., 1999. The five levels of Web use in education: Factors to consider in planning an online course. Educational Technology, 36.</text:span><text:span text:style-name="T1"> .</text:span></text:p>
        <text:p text:style-name="P27">[11]<text:tab/>«Cabero (2006) Comunidades virtuales para el aprendizaje. Su utilización en la enseñanza. Disponible en http://www.uib.es/depart/gte/gte/edutec-e/revelec20/cabero20.htm.»</text:p>
        <text:p text:style-name="Bibliography_20_1"><text:span text:style-name="T1">[12]<text:tab/></text:span><text:span text:style-name="T3">ROSENBERG, Marc J. E-learning. (Estrategias para transmitir conocimiento en la era digital). Colombia, Editorial Mc Graw Hill, 2001.</text:span><text:span text:style-name="T1"> .</text:span></text:p>
        <text:p text:style-name="P27">[13]<text:tab/>BENITO Ángel, Alfonso, «Fundamentos de teoría general de información», Madrid: Pirámide: , 1982, pp. 107-136.</text:p>
        <text:p text:style-name="P27">[14]<text:tab/>Moreira, M.A., «Aprendizaje significativo.», 1999.</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footer-left style:display="false">
        <text:p text:style-name="MP1"><text:page-number text:select-page="current">16</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3.3$Windows_x86 LibreOffice_project/0eaa50a932c8f2199a615e1eb30f7ac74279539</meta:generator>
    <dc:date>2013-07-11T08:18:52.64</dc:date>
    <meta:editing-duration>P2DT14H35M35S</meta:editing-duration>
    <meta:editing-cycles>264</meta:editing-cycles>
    <meta:print-date>2012-11-14T11:22:22.21</meta:print-date>
    <meta:document-statistic meta:table-count="0" meta:image-count="0" meta:object-count="0" meta:page-count="24" meta:paragraph-count="129" meta:word-count="3328" meta:character-count="21644" meta:non-whitespace-character-count="18419"/>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5"&gt;&lt;session id="eW7dUym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